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0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даптивный шум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шу, дБ</text:p>
          </table:table-cell>
          <table:table-cell table:style-name="ce1" office:value-type="string" calcext:value-type="string">
            <text:p>P ши, дБ</text:p>
          </table:table-cell>
          <table:table-cell table:style-name="ce1" office:value-type="string" calcext:value-type="string">
            <text:p>Pс/ш, дБ</text:p>
          </table:table-cell>
          <table:table-cell table:style-name="ce1" office:value-type="string" calcext:value-type="string">
            <text:p>Коэф ошибок</text:p>
          </table:table-cell>
          <table:table-cell table:style-name="ce1" office:value-type="string" calcext:value-type="string">
            <text:p>Кол-во ошибок </text:p>
          </table:table-cell>
          <table:table-cell/>
          <table:table-cell>
            <draw:frame draw:z-index="0" draw:style-name="gr1" draw:text-style-name="P1" svg:width="15.997cm" svg:height="9.003cm" svg:x="0.442cm" svg:y="1.114cm">
              <draw:object draw:notify-on-update-of-ranges="'Адаптивный шум'.B2:'Адаптивный шум'.B16 'Адаптивный шум'.D1:'Адаптивный шум'.D1 'Адаптивный шум'.E2:'Адаптивный шум'.E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6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-32.2" calcext:value-type="float">
            <text:p>-32,2</text:p>
          </table:table-cell>
          <table:table-cell table:style-name="ce1" office:value-type="float" office:value="25.7" calcext:value-type="float">
            <text:p>25,7</text:p>
          </table:table-cell>
          <table:table-cell table:style-name="ce10" office:value-type="float" office:value="0.000001" calcext:value-type="float">
            <text:p>0,0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-31.2" calcext:value-type="float">
            <text:p>-31,2</text:p>
          </table:table-cell>
          <table:table-cell table:style-name="ce1" office:value-type="float" office:value="24.7" calcext:value-type="float">
            <text:p>24,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0.2" calcext:value-type="float">
            <text:p>-30,2</text:p>
          </table:table-cell>
          <table:table-cell table:style-name="ce1" office:value-type="float" office:value="23.7" calcext:value-type="float">
            <text:p>23,7</text:p>
          </table:table-cell>
          <table:table-cell table:style-name="ce1" office:value-type="float" office:value="0.00009" calcext:value-type="float">
            <text:p>0,0000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7" calcext:value-type="float">
            <text:p>-47</text:p>
          </table:table-cell>
          <table:table-cell table:style-name="ce1" office:value-type="float" office:value="-29.2" calcext:value-type="float">
            <text:p>-29,2</text:p>
          </table:table-cell>
          <table:table-cell table:style-name="ce1" office:value-type="float" office:value="22.7" calcext:value-type="float">
            <text:p>22,7</text:p>
          </table:table-cell>
          <table:table-cell table:style-name="ce1" office:value-type="float" office:value="0.00017" calcext:value-type="float">
            <text:p>0,0001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6" calcext:value-type="float">
            <text:p>-46</text:p>
          </table:table-cell>
          <table:table-cell table:style-name="ce1" office:value-type="float" office:value="-28.2" calcext:value-type="float">
            <text:p>-28,2</text:p>
          </table:table-cell>
          <table:table-cell table:style-name="ce1" office:value-type="float" office:value="21.7" calcext:value-type="float">
            <text:p>21,7</text:p>
          </table:table-cell>
          <table:table-cell table:style-name="ce1" office:value-type="float" office:value="0.00058" calcext:value-type="float">
            <text:p>0,00058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27.2" calcext:value-type="float">
            <text:p>-27,2</text:p>
          </table:table-cell>
          <table:table-cell table:style-name="ce1" office:value-type="float" office:value="20.7" calcext:value-type="float">
            <text:p>20,7</text:p>
          </table:table-cell>
          <table:table-cell table:style-name="ce1" office:value-type="float" office:value="0.00157" calcext:value-type="float">
            <text:p>0,0015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4" calcext:value-type="float">
            <text:p>-44</text:p>
          </table:table-cell>
          <table:table-cell table:style-name="ce1" office:value-type="float" office:value="-26.2" calcext:value-type="float">
            <text:p>-26,2</text:p>
          </table:table-cell>
          <table:table-cell table:style-name="ce1" office:value-type="float" office:value="19.7" calcext:value-type="float">
            <text:p>19,7</text:p>
          </table:table-cell>
          <table:table-cell table:style-name="ce1" office:value-type="float" office:value="0.00403" calcext:value-type="float">
            <text:p>0,00403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3" calcext:value-type="float">
            <text:p>-43</text:p>
          </table:table-cell>
          <table:table-cell table:style-name="ce1" office:value-type="float" office:value="-25.2" calcext:value-type="float">
            <text:p>-25,2</text:p>
          </table:table-cell>
          <table:table-cell table:style-name="ce1" office:value-type="float" office:value="18.7" calcext:value-type="float">
            <text:p>18,7</text:p>
          </table:table-cell>
          <table:table-cell table:style-name="ce1" office:value-type="float" office:value="0.00928" calcext:value-type="float">
            <text:p>0,00928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2" calcext:value-type="float">
            <text:p>-42</text:p>
          </table:table-cell>
          <table:table-cell table:style-name="ce1" office:value-type="float" office:value="-24.2" calcext:value-type="float">
            <text:p>-24,2</text:p>
          </table:table-cell>
          <table:table-cell table:style-name="ce1" office:value-type="float" office:value="17.7" calcext:value-type="float">
            <text:p>17,7</text:p>
          </table:table-cell>
          <table:table-cell table:style-name="ce1" office:value-type="float" office:value="0.01967" calcext:value-type="float">
            <text:p>0,01967</text:p>
          </table:table-cell>
          <table:table-cell table:style-name="ce1" office:value-type="float" office:value="1967" calcext:value-type="float">
            <text:p>1967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-23.2" calcext:value-type="float">
            <text:p>-23,2</text:p>
          </table:table-cell>
          <table:table-cell table:style-name="ce1" office:value-type="float" office:value="16.7" calcext:value-type="float">
            <text:p>16,7</text:p>
          </table:table-cell>
          <table:table-cell table:style-name="ce1" office:value-type="float" office:value="0.03479" calcext:value-type="float">
            <text:p>0,03479</text:p>
          </table:table-cell>
          <table:table-cell table:style-name="ce1" office:value-type="float" office:value="3479" calcext:value-type="float">
            <text:p>3479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-22.2" calcext:value-type="float">
            <text:p>-22,2</text:p>
          </table:table-cell>
          <table:table-cell table:style-name="ce1" office:value-type="float" office:value="15.7" calcext:value-type="float">
            <text:p>15,7</text:p>
          </table:table-cell>
          <table:table-cell table:style-name="ce1" office:value-type="float" office:value="0.06208" calcext:value-type="float">
            <text:p>0,06208</text:p>
          </table:table-cell>
          <table:table-cell table:style-name="ce1" office:value-type="float" office:value="6208" calcext:value-type="float">
            <text:p>6208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-21.2" calcext:value-type="float">
            <text:p>-21,2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0.09419" calcext:value-type="float">
            <text:p>0,09419</text:p>
          </table:table-cell>
          <table:table-cell table:style-name="ce1" office:value-type="float" office:value="9419" calcext:value-type="float">
            <text:p>9419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-20.2" calcext:value-type="float">
            <text:p>-20,2</text:p>
          </table:table-cell>
          <table:table-cell table:style-name="ce1" office:value-type="float" office:value="13.7" calcext:value-type="float">
            <text:p>13,7</text:p>
          </table:table-cell>
          <table:table-cell table:style-name="ce1" office:value-type="float" office:value="0.15373" calcext:value-type="float">
            <text:p>0,15373</text:p>
          </table:table-cell>
          <table:table-cell table:style-name="ce1" office:value-type="float" office:value="15373" calcext:value-type="float">
            <text:p>15373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37" calcext:value-type="float">
            <text:p>-37</text:p>
          </table:table-cell>
          <table:table-cell table:style-name="ce1" office:value-type="float" office:value="-19.2" calcext:value-type="float">
            <text:p>-19,2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office:value-type="float" office:value="0.33017" calcext:value-type="float">
            <text:p>0,33017</text:p>
          </table:table-cell>
          <table:table-cell table:style-name="ce1" office:value-type="float" office:value="33017" calcext:value-type="float">
            <text:p>33017</text:p>
          </table:table-cell>
          <table:table-cell table:number-columns-repeated="16378"/>
        </table:table-row>
        <table:table-row table:style-name="ro2">
          <table:table-cell table:style-name="ce1" office:value-type="float" office:value="-6.5" calcext:value-type="float">
            <text:p>-6,5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8.2" calcext:value-type="float">
            <text:p>-18,2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0.49118" calcext:value-type="float">
            <text:p>0,49118</text:p>
          </table:table-cell>
          <table:table-cell table:style-name="ce1" office:value-type="float" office:value="49118" calcext:value-type="float">
            <text:p>49118</text:p>
          </table:table-cell>
          <table:table-cell table:number-columns-repeated="16378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мпульсная помеха" table:style-name="ta1">
        <table:table-column table:style-name="co1" table:number-columns-repeated="16384" table:default-cell-style-name="ce2"/>
        <table:table-row table:style-name="ro3">
          <table:table-cell table:style-name="ce1" office:value-type="string" calcext:value-type="string">
            <text:p>частота, гц</text:p>
          </table:table-cell>
          <table:table-cell table:style-name="ce1" office:value-type="string" calcext:value-type="string">
            <text:p>амплитуда, в</text:p>
          </table:table-cell>
          <table:table-cell table:style-name="ce1" office:value-type="string" calcext:value-type="string">
            <text:p>количество ошибок</text:p>
          </table:table-cell>
          <table:table-cell table:style-name="ce1" office:value-type="string" calcext:value-type="string">
            <text:p>коэффициент ошибок</text:p>
          </table:table-cell>
          <table:table-cell table:style-name="ce1" office:value-type="string" calcext:value-type="string">
            <text:p>процент ошибок, %</text:p>
          </table:table-cell>
          <table:table-cell table:style-name="Default"/>
          <table:table-cell table:style-name="Default">
            <draw:frame draw:z-index="0" draw:style-name="gr1" draw:text-style-name="P1" svg:width="15.997cm" svg:height="9.003cm" svg:x="0.055cm" svg:y="1.706cm">
              <draw:object draw:notify-on-update-of-ranges="'Импульсная помеха'.B2:'Импульсная помеха'.B6 'Импульсная помеха'.D2:'Импульсная помеха'.D6 'Импульсная помеха'.D7:'Импульсная помеха'.D11 'Импульсная помеха'.D12:'Импульсная помеха'.D16 'Импульсная помеха'.D17:'Импульсная помеха'.D21 'Импульсная помеха'.D22:'Импульсная помеха'.D26 'Импульсная помеха'.D27:'Импульсная помеха'.D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24"/>
          <table:table-cell table:number-columns-repeated="16353"/>
        </table:table-row>
        <table:table-row table:style-name="ro2">
          <table:table-cell table:style-name="ce1" office:value-type="float" office:value="0.25" calcext:value-type="float" table:number-columns-spanned="1" table:number-rows-spanned="5">
            <text:p>0,2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[.C2]/100000" office:value-type="float" office:value="0.0002" calcext:value-type="float">
            <text:p>0,0002</text:p>
          </table:table-cell>
          <table:table-cell table:style-name="ce4" table:formula="of:=[.D2]" office:value-type="percentage" office:value="0.0002" calcext:value-type="percentage">
            <text:p>0,02%</text:p>
          </table:table-cell>
          <table:table-cell table:style-name="Default" table:number-columns-repeated="26"/>
          <table:table-cell table:number-columns-repeated="16353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[.C3]/100000" office:value-type="float" office:value="0.00038" calcext:value-type="float">
            <text:p>0,0004</text:p>
          </table:table-cell>
          <table:table-cell table:style-name="ce4" table:formula="of:=[.D3]" office:value-type="percentage" office:value="0.00038" calcext:value-type="percentage">
            <text:p>0,04%</text:p>
          </table:table-cell>
          <table:table-cell table:style-name="Default" table:number-columns-repeated="26"/>
          <table:table-cell table:number-columns-repeated="16353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3" calcext:value-type="float">
            <text:p>43</text:p>
          </table:table-cell>
          <table:table-cell table:style-name="ce3" table:formula="of:=[.C4]/100000" office:value-type="float" office:value="0.00043" calcext:value-type="float">
            <text:p>0,0004</text:p>
          </table:table-cell>
          <table:table-cell table:style-name="ce4" table:formula="of:=[.D4]" office:value-type="percentage" office:value="0.00043" calcext:value-type="percentage">
            <text:p>0,04%</text:p>
          </table:table-cell>
          <table:table-cell table:style-name="Default" table:number-columns-repeated="26"/>
          <table:table-cell table:number-columns-repeated="16353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[.C5]/100000" office:value-type="float" office:value="0.0005" calcext:value-type="float">
            <text:p>0,0005</text:p>
          </table:table-cell>
          <table:table-cell table:style-name="ce4" table:formula="of:=[.D5]" office:value-type="percentage" office:value="0.0005" calcext:value-type="percentage">
            <text:p>0,05%</text:p>
          </table:table-cell>
          <table:table-cell table:style-name="Default" table:number-columns-repeated="26"/>
          <table:table-cell table:number-columns-repeated="16353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3" calcext:value-type="float">
            <text:p>53</text:p>
          </table:table-cell>
          <table:table-cell table:style-name="ce3" table:formula="of:=[.C6]/100000" office:value-type="float" office:value="0.00053" calcext:value-type="float">
            <text:p>0,0005</text:p>
          </table:table-cell>
          <table:table-cell table:style-name="ce4" table:formula="of:=[.D6]" office:value-type="percentage" office:value="0.00053" calcext:value-type="percentage">
            <text:p>0,05%</text:p>
          </table:table-cell>
          <table:table-cell table:number-columns-repeated="16379"/>
        </table:table-row>
        <table:table-row table:style-name="ro2">
          <table:table-cell table:style-name="ce1" office:value-type="float" office:value="0.5" calcext:value-type="float" table:number-columns-spanned="1" table:number-rows-spanned="5">
            <text:p>0,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43" calcext:value-type="float">
            <text:p>43</text:p>
          </table:table-cell>
          <table:table-cell table:style-name="ce3" table:formula="of:=[.C7]/100000" office:value-type="float" office:value="0.00043" calcext:value-type="float">
            <text:p>0,0004</text:p>
          </table:table-cell>
          <table:table-cell table:style-name="ce4" table:formula="of:=[.D7]" office:value-type="percentage" office:value="0.00043" calcext:value-type="percentage">
            <text:p>0,04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59" calcext:value-type="float">
            <text:p>59</text:p>
          </table:table-cell>
          <table:table-cell table:style-name="ce3" table:formula="of:=[.C8]/100000" office:value-type="float" office:value="0.00059" calcext:value-type="float">
            <text:p>0,0006</text:p>
          </table:table-cell>
          <table:table-cell table:style-name="ce4" table:formula="of:=[.D8]" office:value-type="percentage" office:value="0.00059" calcext:value-type="percentage">
            <text:p>0,06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77" calcext:value-type="float">
            <text:p>77</text:p>
          </table:table-cell>
          <table:table-cell table:style-name="ce3" table:formula="of:=[.C9]/100000" office:value-type="float" office:value="0.00077" calcext:value-type="float">
            <text:p>0,0008</text:p>
          </table:table-cell>
          <table:table-cell table:style-name="ce4" table:formula="of:=[.D9]" office:value-type="percentage" office:value="0.00077" calcext:value-type="percentage">
            <text:p>0,08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87" calcext:value-type="float">
            <text:p>87</text:p>
          </table:table-cell>
          <table:table-cell table:style-name="ce3" table:formula="of:=[.C10]/100000" office:value-type="float" office:value="0.00087" calcext:value-type="float">
            <text:p>0,0009</text:p>
          </table:table-cell>
          <table:table-cell table:style-name="ce4" table:formula="of:=[.D10]" office:value-type="percentage" office:value="0.00087" calcext:value-type="percentage">
            <text:p>0,0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01" calcext:value-type="float">
            <text:p>101</text:p>
          </table:table-cell>
          <table:table-cell table:style-name="ce3" table:formula="of:=[.C11]/100000" office:value-type="float" office:value="0.00101" calcext:value-type="float">
            <text:p>0,0010</text:p>
          </table:table-cell>
          <table:table-cell table:style-name="ce4" table:formula="of:=[.D11]" office:value-type="percentage" office:value="0.00101" calcext:value-type="percentage">
            <text:p>0,10%</text:p>
          </table:table-cell>
          <table:table-cell table:number-columns-repeated="16379"/>
        </table:table-row>
        <table:table-row table:style-name="ro2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87" calcext:value-type="float">
            <text:p>187</text:p>
          </table:table-cell>
          <table:table-cell table:style-name="ce3" table:formula="of:=[.C12]/100000" office:value-type="float" office:value="0.00187" calcext:value-type="float">
            <text:p>0,0019</text:p>
          </table:table-cell>
          <table:table-cell table:style-name="ce4" table:formula="of:=[.D12]" office:value-type="percentage" office:value="0.00187" calcext:value-type="percentage">
            <text:p>0,1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93" calcext:value-type="float">
            <text:p>293</text:p>
          </table:table-cell>
          <table:table-cell table:style-name="ce3" table:formula="of:=[.C13]/100000" office:value-type="float" office:value="0.00293" calcext:value-type="float">
            <text:p>0,0029</text:p>
          </table:table-cell>
          <table:table-cell table:style-name="ce4" table:formula="of:=[.D13]" office:value-type="percentage" office:value="0.00293" calcext:value-type="percentage">
            <text:p>0,2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61" calcext:value-type="float">
            <text:p>361</text:p>
          </table:table-cell>
          <table:table-cell table:style-name="ce3" table:formula="of:=[.C14]/100000" office:value-type="float" office:value="0.00361" calcext:value-type="float">
            <text:p>0,0036</text:p>
          </table:table-cell>
          <table:table-cell table:style-name="ce4" table:formula="of:=[.D14]" office:value-type="percentage" office:value="0.00361" calcext:value-type="percentage">
            <text:p>0,36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91" calcext:value-type="float">
            <text:p>391</text:p>
          </table:table-cell>
          <table:table-cell table:style-name="ce3" table:formula="of:=[.C15]/100000" office:value-type="float" office:value="0.00391" calcext:value-type="float">
            <text:p>0,0039</text:p>
          </table:table-cell>
          <table:table-cell table:style-name="ce4" table:formula="of:=[.D15]" office:value-type="percentage" office:value="0.00391" calcext:value-type="percentage">
            <text:p>0,3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639" calcext:value-type="float">
            <text:p>639</text:p>
          </table:table-cell>
          <table:table-cell table:style-name="ce3" table:formula="of:=[.C16]/100000" office:value-type="float" office:value="0.00639" calcext:value-type="float">
            <text:p>0,0064</text:p>
          </table:table-cell>
          <table:table-cell table:style-name="ce4" table:formula="of:=[.D16]" office:value-type="percentage" office:value="0.00639" calcext:value-type="percentage">
            <text:p>0,64%</text:p>
          </table:table-cell>
          <table:table-cell table:number-columns-repeated="16379"/>
        </table:table-row>
        <table:table-row table:style-name="ro2"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89" calcext:value-type="float">
            <text:p>589</text:p>
          </table:table-cell>
          <table:table-cell table:style-name="ce3" table:formula="of:=[.C17]/100000" office:value-type="float" office:value="0.00589" calcext:value-type="float">
            <text:p>0,0059</text:p>
          </table:table-cell>
          <table:table-cell table:style-name="ce4" table:formula="of:=[.D17]" office:value-type="percentage" office:value="0.00589" calcext:value-type="percentage">
            <text:p>0,5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707" calcext:value-type="float">
            <text:p>707</text:p>
          </table:table-cell>
          <table:table-cell table:style-name="ce3" table:formula="of:=[.C18]/100000" office:value-type="float" office:value="0.00707" calcext:value-type="float">
            <text:p>0,0071</text:p>
          </table:table-cell>
          <table:table-cell table:style-name="ce4" table:formula="of:=[.D18]" office:value-type="percentage" office:value="0.00707" calcext:value-type="percentage">
            <text:p>0,71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811" calcext:value-type="float">
            <text:p>811</text:p>
          </table:table-cell>
          <table:table-cell table:style-name="ce3" table:formula="of:=[.C19]/100000" office:value-type="float" office:value="0.00811" calcext:value-type="float">
            <text:p>0,0081</text:p>
          </table:table-cell>
          <table:table-cell table:style-name="ce4" table:formula="of:=[.D19]" office:value-type="percentage" office:value="0.00811" calcext:value-type="percentage">
            <text:p>0,81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977" calcext:value-type="float">
            <text:p>977</text:p>
          </table:table-cell>
          <table:table-cell table:style-name="ce3" table:formula="of:=[.C20]/100000" office:value-type="float" office:value="0.00977" calcext:value-type="float">
            <text:p>0,0098</text:p>
          </table:table-cell>
          <table:table-cell table:style-name="ce4" table:formula="of:=[.D20]" office:value-type="percentage" office:value="0.00977" calcext:value-type="percentage">
            <text:p>0,98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137" calcext:value-type="float">
            <text:p>1137</text:p>
          </table:table-cell>
          <table:table-cell table:style-name="ce3" table:formula="of:=[.C21]/100000" office:value-type="float" office:value="0.01137" calcext:value-type="float">
            <text:p>0,0114</text:p>
          </table:table-cell>
          <table:table-cell table:style-name="ce4" table:formula="of:=[.D21]" office:value-type="percentage" office:value="0.01137" calcext:value-type="percentage">
            <text:p>1,14%</text:p>
          </table:table-cell>
          <table:table-cell table:number-columns-repeated="16379"/>
        </table:table-row>
        <table:table-row table:style-name="ro2">
          <table:table-cell table:style-name="ce1" office:value-type="float" office:value="10" calcext:value-type="float" table:number-columns-spanned="1" table:number-rows-spanned="5">
            <text:p>1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58" calcext:value-type="float">
            <text:p>858</text:p>
          </table:table-cell>
          <table:table-cell table:style-name="ce3" table:formula="of:=[.C22]/100000" office:value-type="float" office:value="0.00858" calcext:value-type="float">
            <text:p>0,0086</text:p>
          </table:table-cell>
          <table:table-cell table:style-name="ce4" table:formula="of:=[.D22]" office:value-type="percentage" office:value="0.00858" calcext:value-type="percentage">
            <text:p>0,86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413" calcext:value-type="float">
            <text:p>1413</text:p>
          </table:table-cell>
          <table:table-cell table:style-name="ce3" table:formula="of:=[.C23]/100000" office:value-type="float" office:value="0.01413" calcext:value-type="float">
            <text:p>0,0141</text:p>
          </table:table-cell>
          <table:table-cell table:style-name="ce4" table:formula="of:=[.D23]" office:value-type="percentage" office:value="0.01413" calcext:value-type="percentage">
            <text:p>1,41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725" calcext:value-type="float">
            <text:p>1725</text:p>
          </table:table-cell>
          <table:table-cell table:style-name="ce3" table:formula="of:=[.C24]/100000" office:value-type="float" office:value="0.01725" calcext:value-type="float">
            <text:p>0,0173</text:p>
          </table:table-cell>
          <table:table-cell table:style-name="ce4" table:formula="of:=[.D24]" office:value-type="percentage" office:value="0.01725" calcext:value-type="percentage">
            <text:p>1,73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921" calcext:value-type="float">
            <text:p>1921</text:p>
          </table:table-cell>
          <table:table-cell table:style-name="ce3" table:formula="of:=[.C25]/100000" office:value-type="float" office:value="0.01921" calcext:value-type="float">
            <text:p>0,0192</text:p>
          </table:table-cell>
          <table:table-cell table:style-name="ce4" table:formula="of:=[.D25]" office:value-type="percentage" office:value="0.01921" calcext:value-type="percentage">
            <text:p>1,92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195" calcext:value-type="float">
            <text:p>2195</text:p>
          </table:table-cell>
          <table:table-cell table:style-name="ce3" table:formula="of:=[.C26]/100000" office:value-type="float" office:value="0.02195" calcext:value-type="float">
            <text:p>0,0220</text:p>
          </table:table-cell>
          <table:table-cell table:style-name="ce4" table:formula="of:=[.D26]" office:value-type="percentage" office:value="0.02195" calcext:value-type="percentage">
            <text:p>2,20%</text:p>
          </table:table-cell>
          <table:table-cell table:number-columns-repeated="16379"/>
        </table:table-row>
        <table:table-row table:style-name="ro2">
          <table:table-cell table:style-name="ce1" office:value-type="float" office:value="20" calcext:value-type="float" table:number-columns-spanned="1" table:number-rows-spanned="5">
            <text:p>2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745" calcext:value-type="float">
            <text:p>1745</text:p>
          </table:table-cell>
          <table:table-cell table:style-name="ce3" table:formula="of:=[.C27]/100000" office:value-type="float" office:value="0.01745" calcext:value-type="float">
            <text:p>0,0175</text:p>
          </table:table-cell>
          <table:table-cell table:style-name="ce4" table:formula="of:=[.D27]" office:value-type="percentage" office:value="0.01745" calcext:value-type="percentage">
            <text:p>1,75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793" calcext:value-type="float">
            <text:p>2793</text:p>
          </table:table-cell>
          <table:table-cell table:style-name="ce3" table:formula="of:=[.C28]/100000" office:value-type="float" office:value="0.02793" calcext:value-type="float">
            <text:p>0,0279</text:p>
          </table:table-cell>
          <table:table-cell table:style-name="ce4" table:formula="of:=[.D28]" office:value-type="percentage" office:value="0.02793" calcext:value-type="percentage">
            <text:p>2,79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675" calcext:value-type="float">
            <text:p>3675</text:p>
          </table:table-cell>
          <table:table-cell table:style-name="ce3" table:formula="of:=[.C29]/100000" office:value-type="float" office:value="0.03675" calcext:value-type="float">
            <text:p>0,0368</text:p>
          </table:table-cell>
          <table:table-cell table:style-name="ce4" table:formula="of:=[.D29]" office:value-type="percentage" office:value="0.03675" calcext:value-type="percentage">
            <text:p>3,68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914" calcext:value-type="float">
            <text:p>3914</text:p>
          </table:table-cell>
          <table:table-cell table:style-name="ce3" table:formula="of:=[.C30]/100000" office:value-type="float" office:value="0.03914" calcext:value-type="float">
            <text:p>0,0391</text:p>
          </table:table-cell>
          <table:table-cell table:style-name="ce4" table:formula="of:=[.D30]" office:value-type="percentage" office:value="0.03914" calcext:value-type="percentage">
            <text:p>3,91%</text:p>
          </table:table-cell>
          <table:table-cell table:number-columns-repeated="16379"/>
        </table:table-row>
        <table:table-row table:style-name="ro2">
          <table:covered-table-cell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4699" calcext:value-type="float">
            <text:p>4699</text:p>
          </table:table-cell>
          <table:table-cell table:style-name="ce3" table:formula="of:=[.C31]/100000" office:value-type="float" office:value="0.04699" calcext:value-type="float">
            <text:p>0,0470</text:p>
          </table:table-cell>
          <table:table-cell table:style-name="ce4" table:formula="of:=[.D31]" office:value-type="percentage" office:value="0.04699" calcext:value-type="percentage">
            <text:p>4,70%</text:p>
          </table:table-cell>
          <table:table-cell table:number-columns-repeated="1637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Фазовое дрожание" table:style-name="ta1">
        <table:table-column table:style-name="co1" table:number-columns-repeated="16384" table:default-cell-style-name="ce2"/>
        <table:table-row table:style-name="ro3">
          <table:table-cell table:style-name="ce1" office:value-type="string" calcext:value-type="string">
            <text:p>частота, гц</text:p>
          </table:table-cell>
          <table:table-cell table:style-name="ce1" office:value-type="string" calcext:value-type="string">
            <text:p>амплитуда, градусов</text:p>
          </table:table-cell>
          <table:table-cell table:style-name="ce1" office:value-type="string" calcext:value-type="string">
            <text:p>количество ошибок</text:p>
          </table:table-cell>
          <table:table-cell table:style-name="ce1" office:value-type="string" calcext:value-type="string">
            <text:p>коэффициент ошибок</text:p>
          </table:table-cell>
          <table:table-cell table:style-name="ce1" office:value-type="string" calcext:value-type="string">
            <text:p>процент ошибок, %</text:p>
          </table:table-cell>
          <table:table-cell>
            <draw:frame draw:z-index="0" draw:style-name="gr1" draw:text-style-name="P1" svg:width="16.576cm" svg:height="9cm" svg:x="2.202cm" svg:y="0.905cm">
              <draw:object draw:notify-on-update-of-ranges="'Фазовое дрожание'.B2:'Фазовое дрожание'.B6 'Фазовое дрожание'.D2:'Фазовое дрожание'.D6 'Фазовое дрожание'.D7:'Фазовое дрожание'.D11 'Фазовое дрожание'.D12:'Фазовое дрожание'.D16 'Фазовое дрожание'.D17:'Фазовое дрожание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8"/>
        </table:table-row>
        <table:table-row table:style-name="ro2">
          <table:table-cell table:style-name="ce13" office:value-type="float" office:value="20" calcext:value-type="float" table:number-columns-spanned="1" table:number-rows-spanned="5">
            <text:p>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formula="of:=[.C2]/100000 + 0.000001" office:value-type="float" office:value="0.000001" calcext:value-type="float">
            <text:p>0,0000</text:p>
          </table:table-cell>
          <table:table-cell table:style-name="ce7" table:formula="of:=[.D2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3" table:formula="of:=[.C3]/100000 + 0.000001" office:value-type="float" office:value="0.000001" calcext:value-type="float">
            <text:p>0,0000</text:p>
          </table:table-cell>
          <table:table-cell table:style-name="ce7" table:formula="of:=[.D3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7.5" calcext:value-type="float">
            <text:p>8</text:p>
          </table:table-cell>
          <table:table-cell table:style-name="ce13" office:value-type="float" office:value="46" calcext:value-type="float">
            <text:p>46</text:p>
          </table:table-cell>
          <table:table-cell table:style-name="ce3" table:formula="of:=[.C4]/100000 + 0.000001" office:value-type="float" office:value="0.000461" calcext:value-type="float">
            <text:p>0,0005</text:p>
          </table:table-cell>
          <table:table-cell table:style-name="ce7" table:formula="of:=[.D4]" office:value-type="percentage" office:value="0.000461" calcext:value-type="percentage">
            <text:p>0,05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1" calcext:value-type="float">
            <text:p>641</text:p>
          </table:table-cell>
          <table:table-cell table:style-name="ce3" table:formula="of:=[.C5]/100000 + 0.000001" office:value-type="float" office:value="0.006411" calcext:value-type="float">
            <text:p>0,0064</text:p>
          </table:table-cell>
          <table:table-cell table:style-name="ce7" table:formula="of:=[.D5]" office:value-type="percentage" office:value="0.006411" calcext:value-type="percentage">
            <text:p>0,64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559" calcext:value-type="float">
            <text:p>5559</text:p>
          </table:table-cell>
          <table:table-cell table:style-name="ce3" table:formula="of:=[.C6]/100000 + 0.000001" office:value-type="float" office:value="0.055591" calcext:value-type="float">
            <text:p>0,0556</text:p>
          </table:table-cell>
          <table:table-cell table:style-name="ce7" table:formula="of:=[.D6]" office:value-type="percentage" office:value="0.055591" calcext:value-type="percentage">
            <text:p>5,56%</text:p>
          </table:table-cell>
          <table:table-cell table:number-columns-repeated="16379"/>
        </table:table-row>
        <table:table-row table:style-name="ro2">
          <table:table-cell table:style-name="ce13" office:value-type="float" office:value="50" calcext:value-type="float" table:number-columns-spanned="1" table:number-rows-spanned="5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formula="of:=[.C7]/100000 + 0.000001" office:value-type="float" office:value="0.000001" calcext:value-type="float">
            <text:p>0,0000</text:p>
          </table:table-cell>
          <table:table-cell table:style-name="ce7" table:formula="of:=[.D7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3" table:formula="of:=[.C8]/100000 + 0.000001" office:value-type="float" office:value="0.000001" calcext:value-type="float">
            <text:p>0,0000</text:p>
          </table:table-cell>
          <table:table-cell table:style-name="ce7" table:formula="of:=[.D8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7.5" calcext:value-type="float">
            <text:p>8</text:p>
          </table:table-cell>
          <table:table-cell table:style-name="ce13" office:value-type="float" office:value="31" calcext:value-type="float">
            <text:p>31</text:p>
          </table:table-cell>
          <table:table-cell table:style-name="ce3" table:formula="of:=[.C9]/100000 + 0.000001" office:value-type="float" office:value="0.000311" calcext:value-type="float">
            <text:p>0,0003</text:p>
          </table:table-cell>
          <table:table-cell table:style-name="ce7" table:formula="of:=[.D9]" office:value-type="percentage" office:value="0.000311" calcext:value-type="percentage">
            <text:p>0,03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10" calcext:value-type="float">
            <text:p>210</text:p>
          </table:table-cell>
          <table:table-cell table:style-name="ce3" table:formula="of:=[.C10]/100000 + 0.000001" office:value-type="float" office:value="0.002101" calcext:value-type="float">
            <text:p>0,0021</text:p>
          </table:table-cell>
          <table:table-cell table:style-name="ce7" table:formula="of:=[.D10]" office:value-type="percentage" office:value="0.002101" calcext:value-type="percentage">
            <text:p>0,21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756" calcext:value-type="float">
            <text:p>3756</text:p>
          </table:table-cell>
          <table:table-cell table:style-name="ce3" table:formula="of:=[.C11]/100000 + 0.000001" office:value-type="float" office:value="0.037561" calcext:value-type="float">
            <text:p>0,0376</text:p>
          </table:table-cell>
          <table:table-cell table:style-name="ce7" table:formula="of:=[.D11]" office:value-type="percentage" office:value="0.037561" calcext:value-type="percentage">
            <text:p>3,76%</text:p>
          </table:table-cell>
          <table:table-cell table:number-columns-repeated="16379"/>
        </table:table-row>
        <table:table-row table:style-name="ro2">
          <table:table-cell table:style-name="ce13" office:value-type="float" office:value="100" calcext:value-type="float" table:number-columns-spanned="1" table:number-rows-spanned="5">
            <text:p>1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formula="of:=[.C12]/100000 + 0.000001" office:value-type="float" office:value="0.000001" calcext:value-type="float">
            <text:p>0,0000</text:p>
          </table:table-cell>
          <table:table-cell table:style-name="ce7" table:formula="of:=[.D12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3" table:formula="of:=[.C13]/100000 + 0.000001" office:value-type="float" office:value="0.000001" calcext:value-type="float">
            <text:p>0,0000</text:p>
          </table:table-cell>
          <table:table-cell table:style-name="ce7" table:formula="of:=[.D13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7.5" calcext:value-type="float">
            <text:p>8</text:p>
          </table:table-cell>
          <table:table-cell table:style-name="ce13" office:value-type="float" office:value="25" calcext:value-type="float">
            <text:p>25</text:p>
          </table:table-cell>
          <table:table-cell table:style-name="ce3" table:formula="of:=[.C14]/100000 + 0.000001" office:value-type="float" office:value="0.000251" calcext:value-type="float">
            <text:p>0,0003</text:p>
          </table:table-cell>
          <table:table-cell table:style-name="ce7" table:formula="of:=[.D14]" office:value-type="percentage" office:value="0.000251" calcext:value-type="percentage">
            <text:p>0,03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16" calcext:value-type="float">
            <text:p>216</text:p>
          </table:table-cell>
          <table:table-cell table:style-name="ce3" table:formula="of:=[.C15]/100000 + 0.000001" office:value-type="float" office:value="0.002161" calcext:value-type="float">
            <text:p>0,0022</text:p>
          </table:table-cell>
          <table:table-cell table:style-name="ce7" table:formula="of:=[.D15]" office:value-type="percentage" office:value="0.002161" calcext:value-type="percentage">
            <text:p>0,22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998" calcext:value-type="float">
            <text:p>3998</text:p>
          </table:table-cell>
          <table:table-cell table:style-name="ce3" table:formula="of:=[.C16]/100000 + 0.000001" office:value-type="float" office:value="0.039981" calcext:value-type="float">
            <text:p>0,0400</text:p>
          </table:table-cell>
          <table:table-cell table:style-name="ce7" table:formula="of:=[.D16]" office:value-type="percentage" office:value="0.039981" calcext:value-type="percentage">
            <text:p>4,00%</text:p>
          </table:table-cell>
          <table:table-cell table:number-columns-repeated="16379"/>
        </table:table-row>
        <table:table-row table:style-name="ro2">
          <table:table-cell table:style-name="ce13" office:value-type="float" office:value="300" calcext:value-type="float" table:number-columns-spanned="1" table:number-rows-spanned="5">
            <text:p>3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table:formula="of:=[.C17]/100000 + 0.000001" office:value-type="float" office:value="0.000001" calcext:value-type="float">
            <text:p>0,0000</text:p>
          </table:table-cell>
          <table:table-cell table:style-name="ce7" table:formula="of:=[.D17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3" table:formula="of:=[.C18]/100000 + 0.000001" office:value-type="float" office:value="0.000001" calcext:value-type="float">
            <text:p>0,0000</text:p>
          </table:table-cell>
          <table:table-cell table:style-name="ce7" table:formula="of:=[.D18]" office:value-type="percentage" office:value="0.000001" calcext:value-type="percentage">
            <text:p>0,00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7.5" calcext:value-type="float">
            <text:p>8</text:p>
          </table:table-cell>
          <table:table-cell table:style-name="ce13" office:value-type="float" office:value="56" calcext:value-type="float">
            <text:p>56</text:p>
          </table:table-cell>
          <table:table-cell table:style-name="ce3" table:formula="of:=[.C19]/100000 + 0.000001" office:value-type="float" office:value="0.000561" calcext:value-type="float">
            <text:p>0,0006</text:p>
          </table:table-cell>
          <table:table-cell table:style-name="ce7" table:formula="of:=[.D19]" office:value-type="percentage" office:value="0.000561" calcext:value-type="percentage">
            <text:p>0,06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29" calcext:value-type="float">
            <text:p>429</text:p>
          </table:table-cell>
          <table:table-cell table:style-name="ce3" table:formula="of:=[.C20]/100000 + 0.000001" office:value-type="float" office:value="0.004291" calcext:value-type="float">
            <text:p>0,0043</text:p>
          </table:table-cell>
          <table:table-cell table:style-name="ce7" table:formula="of:=[.D20]" office:value-type="percentage" office:value="0.004291" calcext:value-type="percentage">
            <text:p>0,43%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730" calcext:value-type="float">
            <text:p>4730</text:p>
          </table:table-cell>
          <table:table-cell table:style-name="ce3" table:formula="of:=[.C21]/100000 + 0.000001" office:value-type="float" office:value="0.047301" calcext:value-type="float">
            <text:p>0,0473</text:p>
          </table:table-cell>
          <table:table-cell table:style-name="ce7" table:formula="of:=[.D21]" office:value-type="percentage" office:value="0.047301" calcext:value-type="percentage">
            <text:p>4,73%</text:p>
          </table:table-cell>
          <table:table-cell table:number-columns-repeated="16379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Скачки амплитуды" table:style-name="ta1">
        <table:shapes>
          <draw:frame draw:z-index="0" draw:style-name="gr1" draw:text-style-name="P1" svg:width="15.997cm" svg:height="9.003cm" svg:x="13.767cm" svg:y="0.772cm">
            <draw:object draw:notify-on-update-of-ranges="'Скачки амплитуды'.B10:'Скачки амплитуды'.B17 'Скачки амплитуды'.D2:'Скачки амплитуды'.D9 'Скачки амплитуды'.D10:'Скачки амплитуды'.D17 'Скачки амплитуды'.D18:'Скачки амплитуды'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7"/>
        <table:table-row table:style-name="ro3">
          <table:table-cell table:style-name="ce1" office:value-type="string" calcext:value-type="string">
            <text:p>Частота, Гц</text:p>
          </table:table-cell>
          <table:table-cell office:value-type="string" calcext:value-type="string">
            <text:p>Амплитуда </text:p>
          </table:table-cell>
          <table:table-cell office:value-type="string" calcext:value-type="string">
            <text:p>Кол-во ошибок </text:p>
          </table:table-cell>
          <table:table-cell table:style-name="ce1" office:value-type="string" calcext:value-type="string">
            <text:p>коэффициент ошибок</text:p>
          </table:table-cell>
          <table:table-cell table:style-name="ce1" office:value-type="string" calcext:value-type="string">
            <text:p>процент ошибок, %</text:p>
          </table:table-cell>
        </table:table-row>
        <table:table-row table:style-name="ro2">
          <table:table-cell table:style-name="ce1" office:value-type="float" office:value="0.1" calcext:value-type="float" table:number-columns-spanned="1" table:number-rows-spanned="8">
            <text:p>0,1</text:p>
          </table:table-cell>
          <table:table-cell office:value-type="float" office:value="-7" calcext:value-type="float">
            <text:p>-7</text:p>
          </table:table-cell>
          <table:table-cell office:value-type="float" office:value="669" calcext:value-type="float">
            <text:p>669</text:p>
          </table:table-cell>
          <table:table-cell table:formula="of:=[.C2]/100000" office:value-type="float" office:value="0.00669" calcext:value-type="float">
            <text:p>0,0067</text:p>
          </table:table-cell>
          <table:table-cell table:formula="of:=[.D2]" office:value-type="percentage" office:value="0.00669" calcext:value-type="percentage">
            <text:p>0,67%</text:p>
          </table:table-cell>
        </table:table-row>
        <table:table-row table:style-name="ro2">
          <table:covered-table-cell/>
          <table:table-cell office:value-type="float" office:value="-5" calcext:value-type="float">
            <text:p>-5</text:p>
          </table:table-cell>
          <table:table-cell office:value-type="float" office:value="339" calcext:value-type="float">
            <text:p>339</text:p>
          </table:table-cell>
          <table:table-cell table:formula="of:=[.C3]/100000" office:value-type="float" office:value="0.00339" calcext:value-type="float">
            <text:p>0,0034</text:p>
          </table:table-cell>
          <table:table-cell table:formula="of:=[.D3]" office:value-type="percentage" office:value="0.00339" calcext:value-type="percentage">
            <text:p>0,34%</text:p>
          </table:table-cell>
        </table:table-row>
        <table:table-row table:style-name="ro2">
          <table:covered-table-cell/>
          <table:table-cell office:value-type="float" office:value="-3" calcext:value-type="float">
            <text:p>-3</text:p>
          </table:table-cell>
          <table:table-cell office:value-type="float" office:value="77" calcext:value-type="float">
            <text:p>77</text:p>
          </table:table-cell>
          <table:table-cell table:formula="of:=[.C4]/100000" office:value-type="float" office:value="0.00077" calcext:value-type="float">
            <text:p>0,0008</text:p>
          </table:table-cell>
          <table:table-cell table:formula="of:=[.D4]" office:value-type="percentage" office:value="0.00077" calcext:value-type="percentage">
            <text:p>0,08%</text:p>
          </table:table-cell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C5]/100000" office:value-type="float" office:value="0" calcext:value-type="float">
            <text:p>0,0000</text:p>
          </table:table-cell>
          <table:table-cell table:formula="of:=[.D5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/100000" office:value-type="float" office:value="0" calcext:value-type="float">
            <text:p>0,0000</text:p>
          </table:table-cell>
          <table:table-cell table:formula="of:=[.D6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[.C7]/100000" office:value-type="float" office:value="0.00065" calcext:value-type="float">
            <text:p>0,0007</text:p>
          </table:table-cell>
          <table:table-cell table:formula="of:=[.D7]" office:value-type="percentage" office:value="0.00065" calcext:value-type="percentage">
            <text:p>0,07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table:formula="of:=[.C8]/100000" office:value-type="float" office:value="0.00358" calcext:value-type="float">
            <text:p>0,0036</text:p>
          </table:table-cell>
          <table:table-cell table:formula="of:=[.D8]" office:value-type="percentage" office:value="0.00358" calcext:value-type="percentage">
            <text:p>0,36%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938" calcext:value-type="float">
            <text:p>938</text:p>
          </table:table-cell>
          <table:table-cell table:formula="of:=[.C9]/100000" office:value-type="float" office:value="0.00938" calcext:value-type="float">
            <text:p>0,0094</text:p>
          </table:table-cell>
          <table:table-cell table:formula="of:=[.D9]" office:value-type="percentage" office:value="0.00938" calcext:value-type="percentage">
            <text:p>0,94%</text:p>
          </table:table-cell>
        </table:table-row>
        <table:table-row table:style-name="ro2">
          <table:table-cell table:style-name="ce1" office:value-type="float" office:value="0.2" calcext:value-type="float" table:number-columns-spanned="1" table:number-rows-spanned="8">
            <text:p>0,2</text:p>
          </table:table-cell>
          <table:table-cell office:value-type="float" office:value="-7" calcext:value-type="float">
            <text:p>-7</text:p>
          </table:table-cell>
          <table:table-cell office:value-type="float" office:value="3561" calcext:value-type="float">
            <text:p>3561</text:p>
          </table:table-cell>
          <table:table-cell table:formula="of:=[.C10]/100000" office:value-type="float" office:value="0.03561" calcext:value-type="float">
            <text:p>0,0356</text:p>
          </table:table-cell>
          <table:table-cell table:formula="of:=[.D10]" office:value-type="percentage" office:value="0.03561" calcext:value-type="percentage">
            <text:p>3,56%</text:p>
          </table:table-cell>
        </table:table-row>
        <table:table-row table:style-name="ro2">
          <table:covered-table-cell/>
          <table:table-cell office:value-type="float" office:value="-5" calcext:value-type="float">
            <text:p>-5</text:p>
          </table:table-cell>
          <table:table-cell office:value-type="float" office:value="1641" calcext:value-type="float">
            <text:p>1641</text:p>
          </table:table-cell>
          <table:table-cell table:formula="of:=[.C11]/100000" office:value-type="float" office:value="0.01641" calcext:value-type="float">
            <text:p>0,0164</text:p>
          </table:table-cell>
          <table:table-cell table:formula="of:=[.D11]" office:value-type="percentage" office:value="0.01641" calcext:value-type="percentage">
            <text:p>1,64%</text:p>
          </table:table-cell>
        </table:table-row>
        <table:table-row table:style-name="ro2">
          <table:covered-table-cell/>
          <table:table-cell office:value-type="float" office:value="-3" calcext:value-type="float">
            <text:p>-3</text:p>
          </table:table-cell>
          <table:table-cell office:value-type="float" office:value="205" calcext:value-type="float">
            <text:p>205</text:p>
          </table:table-cell>
          <table:table-cell table:formula="of:=[.C12]/100000" office:value-type="float" office:value="0.00205" calcext:value-type="float">
            <text:p>0,0021</text:p>
          </table:table-cell>
          <table:table-cell table:formula="of:=[.D12]" office:value-type="percentage" office:value="0.00205" calcext:value-type="percentage">
            <text:p>0,21%</text:p>
          </table:table-cell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C13]/100000" office:value-type="float" office:value="0" calcext:value-type="float">
            <text:p>0,0000</text:p>
          </table:table-cell>
          <table:table-cell table:formula="of:=[.D13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]/100000" office:value-type="float" office:value="0" calcext:value-type="float">
            <text:p>0,0000</text:p>
          </table:table-cell>
          <table:table-cell table:formula="of:=[.D14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table:formula="of:=[.C15]/100000" office:value-type="float" office:value="0.00351" calcext:value-type="float">
            <text:p>0,0035</text:p>
          </table:table-cell>
          <table:table-cell table:formula="of:=[.D15]" office:value-type="percentage" office:value="0.00351" calcext:value-type="percentage">
            <text:p>0,35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  <table:table-cell table:formula="of:=[.C16]/100000" office:value-type="float" office:value="0.02317" calcext:value-type="float">
            <text:p>0,0232</text:p>
          </table:table-cell>
          <table:table-cell table:formula="of:=[.D16]" office:value-type="percentage" office:value="0.02317" calcext:value-type="percentage">
            <text:p>2,32%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  <table:table-cell table:formula="of:=[.C17]/100000" office:value-type="float" office:value="0.0504" calcext:value-type="float">
            <text:p>0,0504</text:p>
          </table:table-cell>
          <table:table-cell table:formula="of:=[.D17]" office:value-type="percentage" office:value="0.0504" calcext:value-type="percentage">
            <text:p>5,04%</text:p>
          </table:table-cell>
        </table:table-row>
        <table:table-row table:style-name="ro2">
          <table:table-cell table:style-name="ce1" office:value-type="float" office:value="0.3" calcext:value-type="float" table:number-columns-spanned="1" table:number-rows-spanned="8">
            <text:p>0,3</text:p>
          </table:table-cell>
          <table:table-cell office:value-type="float" office:value="-7" calcext:value-type="float">
            <text:p>-7</text:p>
          </table:table-cell>
          <table:table-cell office:value-type="float" office:value="7919" calcext:value-type="float">
            <text:p>7919</text:p>
          </table:table-cell>
          <table:table-cell table:formula="of:=[.C18]/100000" office:value-type="float" office:value="0.07919" calcext:value-type="float">
            <text:p>0,0792</text:p>
          </table:table-cell>
          <table:table-cell table:formula="of:=[.D18]" office:value-type="percentage" office:value="0.07919" calcext:value-type="percentage">
            <text:p>7,92%</text:p>
          </table:table-cell>
        </table:table-row>
        <table:table-row table:style-name="ro2">
          <table:covered-table-cell/>
          <table:table-cell office:value-type="float" office:value="-5" calcext:value-type="float">
            <text:p>-5</text:p>
          </table:table-cell>
          <table:table-cell office:value-type="float" office:value="3936" calcext:value-type="float">
            <text:p>3936</text:p>
          </table:table-cell>
          <table:table-cell table:formula="of:=[.C19]/100000" office:value-type="float" office:value="0.03936" calcext:value-type="float">
            <text:p>0,0394</text:p>
          </table:table-cell>
          <table:table-cell table:formula="of:=[.D19]" office:value-type="percentage" office:value="0.03936" calcext:value-type="percentage">
            <text:p>3,94%</text:p>
          </table:table-cell>
        </table:table-row>
        <table:table-row table:style-name="ro2">
          <table:covered-table-cell/>
          <table:table-cell office:value-type="float" office:value="-3" calcext:value-type="float">
            <text:p>-3</text:p>
          </table:table-cell>
          <table:table-cell office:value-type="float" office:value="331" calcext:value-type="float">
            <text:p>331</text:p>
          </table:table-cell>
          <table:table-cell table:formula="of:=[.C20]/100000" office:value-type="float" office:value="0.00331" calcext:value-type="float">
            <text:p>0,0033</text:p>
          </table:table-cell>
          <table:table-cell table:formula="of:=[.D20]" office:value-type="percentage" office:value="0.00331" calcext:value-type="percentage">
            <text:p>0,33%</text:p>
          </table:table-cell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C21]/100000" office:value-type="float" office:value="0" calcext:value-type="float">
            <text:p>0,0000</text:p>
          </table:table-cell>
          <table:table-cell table:formula="of:=[.D21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2]/100000" office:value-type="float" office:value="0" calcext:value-type="float">
            <text:p>0,0000</text:p>
          </table:table-cell>
          <table:table-cell table:formula="of:=[.D22]" office:value-type="percentage" office:value="0" calcext:value-type="percentage">
            <text:p>0,00%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table:formula="of:=[.C23]/100000" office:value-type="float" office:value="0.00503" calcext:value-type="float">
            <text:p>0,0050</text:p>
          </table:table-cell>
          <table:table-cell table:formula="of:=[.D23]" office:value-type="percentage" office:value="0.00503" calcext:value-type="percentage">
            <text:p>0,50%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4725" calcext:value-type="float">
            <text:p>4725</text:p>
          </table:table-cell>
          <table:table-cell table:formula="of:=[.C24]/100000" office:value-type="float" office:value="0.04725" calcext:value-type="float">
            <text:p>0,0473</text:p>
          </table:table-cell>
          <table:table-cell table:formula="of:=[.D24]" office:value-type="percentage" office:value="0.04725" calcext:value-type="percentage">
            <text:p>4,73%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10644" calcext:value-type="float">
            <text:p>10644</text:p>
          </table:table-cell>
          <table:table-cell table:formula="of:=[.C25]/100000" office:value-type="float" office:value="0.10644" calcext:value-type="float">
            <text:p>0,1064</text:p>
          </table:table-cell>
          <table:table-cell table:formula="of:=[.D25]" office:value-type="percentage" office:value="0.10644" calcext:value-type="percentage">
            <text:p>10,6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1:37:27.4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1:06:07.932000000</meta:creation-date>
    <dc:date>2024-04-23T12:27:12.511000000</dc:date>
    <meta:editing-duration>PT1H4M56S</meta:editing-duration>
    <meta:editing-cycles>30</meta:editing-cycles>
    <meta:generator>LibreOffice/24.2.0.3$Windows_X86_64 LibreOffice_project/da48488a73ddd66ea24cf16bbc4f7b9c08e9bea1</meta:generator>
    <meta:document-statistic meta:table-count="4" meta:cell-count="42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minimum="0.0001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line" chart:style-name="ch1">
        <chart:title svg:x="5.971cm" svg:y="0.316cm" chart:style-name="ch2">
          <text:p>Скачки амплитуды</text:p>
        </chart:title>
        <chart:legend chart:legend-position="end" svg:x="12.22cm" svg:y="3.705cm" style:legend-expansion="high" chart:style-name="ch3"/>
        <chart:plot-area chart:style-name="ch4" table:cell-range-address="'Скачки амплитуды'.B10:'Скачки амплитуды'.B17 'Скачки амплитуды'.A1:'Скачки амплитуды'.A2 'Скачки амплитуды'.D2:'Скачки амплитуды'.D25 'Скачки амплитуды'.A10:'Скачки амплитуды'.A10 'Скачки амплитуды'.A18:'Скачки амплитуды'.A18" chart:data-source-has-labels="both" svg:x="1.33cm" svg:y="1.275cm" svg:width="10.571cm" svg:height="6.568cm">
          <chart:coordinate-region svg:x="2.613cm" svg:y="1.474cm" svg:width="9.194cm" svg:height="5.722cm"/>
          <chart:axis chart:dimension="x" chart:name="primary-x" chart:style-name="ch5" chartooo:axis-type="text">
            <chart:title svg:x="5.751cm" svg:y="8.023cm" chart:style-name="ch6">
              <text:p>Амплитуда</text:p>
            </chart:title>
            <chart:categories table:cell-range-address="'Скачки амплитуды'.B10:'Скачки амплитуды'.B17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'Скачки амплитуды'.D2:'Скачки амплитуды'.D9" chart:label-cell-address="'Скачки амплитуды'.A1:'Скачки амплитуды'.A1 'Скачки амплитуды'.A2:'Скачки амплитуды'.A2" chart:class="chart:line">
            <chart:data-point chart:repeated="8"/>
          </chart:series>
          <chart:series chart:style-name="ch11" chart:values-cell-range-address="'Скачки амплитуды'.D10:'Скачки амплитуды'.D17" chart:label-cell-address="'Скачки амплитуды'.A1:'Скачки амплитуды'.A1 'Скачки амплитуды'.A10:'Скачки амплитуды'.A10" chart:class="chart:line">
            <chart:data-point chart:repeated="8"/>
          </chart:series>
          <chart:series chart:style-name="ch12" chart:values-cell-range-address="'Скачки амплитуды'.D18:'Скачки амплитуды'.D25" chart:label-cell-address="'Скачки амплитуды'.A1:'Скачки амплитуды'.A1 'Скачки амплитуды'.A18:'Скачки амплитуды'.A1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0,1</text:p>
                <text:list>
                  <text:list-item>
                    <text:p>Частота, Гц</text:p>
                  </text:list-item>
                  <text:list-item>
                    <text:p>0,1</text:p>
                  </text:list-item>
                </text:list>
                <draw:g>
                  <svg:desc>'Скачки амплитуды'.A1:'Скачки амплитуды'.A1 'Скачки амплитуды'.A2:'Скачки амплитуды'.A2</svg:desc>
                </draw:g>
              </table:table-cell>
              <table:table-cell office:value-type="string">
                <text:p>Частота, Гц 0,2</text:p>
                <text:list>
                  <text:list-item>
                    <text:p>Частота, Гц</text:p>
                  </text:list-item>
                  <text:list-item>
                    <text:p>0,2</text:p>
                  </text:list-item>
                </text:list>
                <draw:g>
                  <svg:desc>'Скачки амплитуды'.A1:'Скачки амплитуды'.A1 'Скачки амплитуды'.A10:'Скачки амплитуды'.A10</svg:desc>
                </draw:g>
              </table:table-cell>
              <table:table-cell office:value-type="string">
                <text:p>Частота, Гц 0,3</text:p>
                <text:list>
                  <text:list-item>
                    <text:p>Частота, Гц</text:p>
                  </text:list-item>
                  <text:list-item>
                    <text:p>0,3</text:p>
                  </text:list-item>
                </text:list>
                <draw:g>
                  <svg:desc>'Скачки амплитуды'.A1:'Скачки амплитуды'.A1 'Скачки амплитуды'.A18:'Скачки амплитуды'.A18</svg:desc>
                </draw:g>
              </table:table-cell>
            </table:table-row>
          </table:table-header-rows>
          <table:table-rows>
            <table:table-row>
              <table:table-cell office:value-type="float" office:value="-7">
                <text:p>-7</text:p>
                <draw:g>
                  <svg:desc>'Скачки амплитуды'.B10:'Скачки амплитуды'.B17</svg:desc>
                </draw:g>
              </table:table-cell>
              <table:table-cell office:value-type="float" office:value="0.00669">
                <text:p>0.00669</text:p>
                <draw:g>
                  <svg:desc>'Скачки амплитуды'.D2:'Скачки амплитуды'.D9</svg:desc>
                </draw:g>
              </table:table-cell>
              <table:table-cell office:value-type="float" office:value="0.03561">
                <text:p>0.03561</text:p>
                <draw:g>
                  <svg:desc>'Скачки амплитуды'.D10:'Скачки амплитуды'.D17</svg:desc>
                </draw:g>
              </table:table-cell>
              <table:table-cell office:value-type="float" office:value="0.07919">
                <text:p>0.07919</text:p>
                <draw:g>
                  <svg:desc>'Скачки амплитуды'.D18:'Скачки амплитуды'.D25</svg:desc>
                </draw:g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339">
                <text:p>0.00339</text:p>
              </table:table-cell>
              <table:table-cell office:value-type="float" office:value="0.01641">
                <text:p>0.01641</text:p>
              </table:table-cell>
              <table:table-cell office:value-type="float" office:value="0.03936">
                <text:p>0.0393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077">
                <text:p>0.00077</text:p>
              </table:table-cell>
              <table:table-cell office:value-type="float" office:value="0.00205">
                <text:p>0.00205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65">
                <text:p>0.00065</text:p>
              </table:table-cell>
              <table:table-cell office:value-type="float" office:value="0.00351">
                <text:p>0.00351</text:p>
              </table:table-cell>
              <table:table-cell office:value-type="float" office:value="0.00503">
                <text:p>0.005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58">
                <text:p>0.00358</text:p>
              </table:table-cell>
              <table:table-cell office:value-type="float" office:value="0.02317">
                <text:p>0.02317</text:p>
              </table:table-cell>
              <table:table-cell office:value-type="float" office:value="0.04725">
                <text:p>0.047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938">
                <text:p>0.00938</text:p>
              </table:table-cell>
              <table:table-cell office:value-type="float" office:value="0.0504">
                <text:p>0.0504</text:p>
              </table:table-cell>
              <table:table-cell office:value-type="float" office:value="0.10644">
                <text:p>0.10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minimum="0.00001" chart:max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77cm" svg:height="9.001cm" xlink:href=".." xlink:type="simple" chart:class="chart:line" chart:style-name="ch1">
        <chart:title svg:x="6.22cm" svg:y="0.316cm" chart:style-name="ch2">
          <text:p>Фазовое дрожание</text:p>
        </chart:title>
        <chart:legend chart:legend-position="end" svg:x="12.825cm" svg:y="3.454cm" style:legend-expansion="high" chart:style-name="ch3"/>
        <chart:plot-area chart:style-name="ch4" table:cell-range-address="'Фазовое дрожание'.B2:'Фазовое дрожание'.B6 'Фазовое дрожание'.A1:'Фазовое дрожание'.A2 'Фазовое дрожание'.D2:'Фазовое дрожание'.D21 'Фазовое дрожание'.A7:'Фазовое дрожание'.A7 'Фазовое дрожание'.A12:'Фазовое дрожание'.A12 'Фазовое дрожание'.A17:'Фазовое дрожание'.A17" chart:data-source-has-labels="both" svg:x="1.342cm" svg:y="1.275cm" svg:width="11.152cm" svg:height="6.565cm">
          <chart:coordinate-region svg:x="2.625cm" svg:y="1.474cm" svg:width="9.682cm" svg:height="5.719cm"/>
          <chart:axis chart:dimension="x" chart:name="primary-x" chart:style-name="ch5" chartooo:axis-type="text">
            <chart:title svg:x="5.3cm" svg:y="8.02cm" chart:style-name="ch6">
              <text:p>Амплитуда, градусов</text:p>
            </chart:title>
            <chart:categories table:cell-range-address="'Фазовое дрожание'.B2:'Фазовое дрожание'.B6"/>
          </chart:axis>
          <chart:axis chart:dimension="y" chart:name="primary-y" chart:style-name="ch7">
            <chart:title svg:x="0.451cm" svg:y="6.228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'Фазовое дрожание'.D2:'Фазовое дрожание'.D6" chart:label-cell-address="'Фазовое дрожание'.A1:'Фазовое дрожание'.A1 'Фазовое дрожание'.A2:'Фазовое дрожание'.A2" chart:class="chart:line">
            <chart:data-point chart:repeated="5"/>
          </chart:series>
          <chart:series chart:style-name="ch11" chart:values-cell-range-address="'Фазовое дрожание'.D7:'Фазовое дрожание'.D11" chart:label-cell-address="'Фазовое дрожание'.A1:'Фазовое дрожание'.A1 'Фазовое дрожание'.A7:'Фазовое дрожание'.A7" chart:class="chart:line">
            <chart:data-point chart:repeated="5"/>
          </chart:series>
          <chart:series chart:style-name="ch12" chart:values-cell-range-address="'Фазовое дрожание'.D12:'Фазовое дрожание'.D16" chart:label-cell-address="'Фазовое дрожание'.A1:'Фазовое дрожание'.A1 'Фазовое дрожание'.A12:'Фазовое дрожание'.A12" chart:class="chart:line">
            <chart:data-point chart:repeated="5"/>
          </chart:series>
          <chart:series chart:style-name="ch13" chart:values-cell-range-address="'Фазовое дрожание'.D17:'Фазовое дрожание'.D21" chart:label-cell-address="'Фазовое дрожание'.A1:'Фазовое дрожание'.A1 'Фазовое дрожание'.A17:'Фазовое дрожание'.A1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20</text:p>
                <text:list>
                  <text:list-item>
                    <text:p>частота, гц</text:p>
                  </text:list-item>
                  <text:list-item>
                    <text:p>20</text:p>
                  </text:list-item>
                </text:list>
                <draw:g>
                  <svg:desc>'Фазовое дрожание'.A1:'Фазовое дрожание'.A1 'Фазовое дрожание'.A2:'Фазовое дрожание'.A2</svg:desc>
                </draw:g>
              </table:table-cell>
              <table:table-cell office:value-type="string">
                <text:p>частота, гц 50</text:p>
                <text:list>
                  <text:list-item>
                    <text:p>частота, гц</text:p>
                  </text:list-item>
                  <text:list-item>
                    <text:p>50</text:p>
                  </text:list-item>
                </text:list>
                <draw:g>
                  <svg:desc>'Фазовое дрожание'.A1:'Фазовое дрожание'.A1 'Фазовое дрожание'.A7:'Фазовое дрожание'.A7</svg:desc>
                </draw:g>
              </table:table-cell>
              <table:table-cell office:value-type="string">
                <text:p>частота, гц 100</text:p>
                <text:list>
                  <text:list-item>
                    <text:p>частота, гц</text:p>
                  </text:list-item>
                  <text:list-item>
                    <text:p>100</text:p>
                  </text:list-item>
                </text:list>
                <draw:g>
                  <svg:desc>'Фазовое дрожание'.A1:'Фазовое дрожание'.A1 'Фазовое дрожание'.A12:'Фазовое дрожание'.A12</svg:desc>
                </draw:g>
              </table:table-cell>
              <table:table-cell office:value-type="string">
                <text:p>частота, гц 300</text:p>
                <text:list>
                  <text:list-item>
                    <text:p>частота, гц</text:p>
                  </text:list-item>
                  <text:list-item>
                    <text:p>300</text:p>
                  </text:list-item>
                </text:list>
                <draw:g>
                  <svg:desc>'Фазовое дрожание'.A1:'Фазовое дрожание'.A1 'Фазовое дрожание'.A17:'Фазовое дрожание'.A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Фазовое дрожание'.B2:'Фазовое дрожание'.B6</svg:desc>
                </draw:g>
              </table:table-cell>
              <table:table-cell office:value-type="float" office:value="0.000001">
                <text:p>0.000001</text:p>
                <draw:g>
                  <svg:desc>'Фазовое дрожание'.D2:'Фазовое дрожание'.D6</svg:desc>
                </draw:g>
              </table:table-cell>
              <table:table-cell office:value-type="float" office:value="0.000001">
                <text:p>0.000001</text:p>
                <draw:g>
                  <svg:desc>'Фазовое дрожание'.D7:'Фазовое дрожание'.D11</svg:desc>
                </draw:g>
              </table:table-cell>
              <table:table-cell office:value-type="float" office:value="0.000001">
                <text:p>0.000001</text:p>
                <draw:g>
                  <svg:desc>'Фазовое дрожание'.D12:'Фазовое дрожание'.D16</svg:desc>
                </draw:g>
              </table:table-cell>
              <table:table-cell office:value-type="float" office:value="0.000001">
                <text:p>0.000001</text:p>
                <draw:g>
                  <svg:desc>'Фазовое дрожание'.D17:'Фазовое дрожание'.D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311">
                <text:p>0.000311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561">
                <text:p>0.0005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411">
                <text:p>0.006411</text:p>
              </table:table-cell>
              <table:table-cell office:value-type="float" office:value="0.002101">
                <text:p>0.002101</text:p>
              </table:table-cell>
              <table:table-cell office:value-type="float" office:value="0.002161">
                <text:p>0.002161</text:p>
              </table:table-cell>
              <table:table-cell office:value-type="float" office:value="0.004291">
                <text:p>0.004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5591">
                <text:p>0.055591</text:p>
              </table:table-cell>
              <table:table-cell office:value-type="float" office:value="0.037561">
                <text:p>0.037561</text:p>
              </table:table-cell>
              <table:table-cell office:value-type="float" office:value="0.039981">
                <text:p>0.039981</text:p>
              </table:table-cell>
              <table:table-cell office:value-type="float" office:value="0.047301">
                <text:p>0.047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minimum="0.0001" chart:max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line" chart:style-name="ch1">
        <chart:title svg:x="5.812cm" svg:y="0.316cm" chart:style-name="ch2">
          <text:p>Импульсная помеха</text:p>
        </chart:title>
        <chart:legend chart:legend-position="end" svg:x="12.14cm" svg:y="2.958cm" style:legend-expansion="high" chart:style-name="ch3"/>
        <chart:plot-area chart:style-name="ch4" table:cell-range-address="'Импульсная помеха'.B2:'Импульсная помеха'.B6 'Импульсная помеха'.A1:'Импульсная помеха'.A2 'Импульсная помеха'.D2:'Импульсная помеха'.D31 'Импульсная помеха'.A7:'Импульсная помеха'.A7 'Импульсная помеха'.A12:'Импульсная помеха'.A12 'Импульсная помеха'.A17:'Импульсная помеха'.A17 'Импульсная помеха'.A22:'Импульсная помеха'.A22 'Импульсная помеха'.A27:'Импульсная помеха'.A27" chart:data-source-has-labels="both" svg:x="1.33cm" svg:y="1.275cm" svg:width="10.491cm" svg:height="6.568cm">
          <chart:coordinate-region svg:x="2.613cm" svg:y="1.475cm" svg:width="8.968cm" svg:height="5.721cm"/>
          <chart:axis chart:dimension="x" chart:name="primary-x" chart:style-name="ch5" chartooo:axis-type="text">
            <chart:title svg:x="5.539cm" svg:y="8.023cm" chart:style-name="ch6">
              <text:p>Амплитуда, в</text:p>
            </chart:title>
            <chart:categories table:cell-range-address="'Импульсная помеха'.B2:'Импульсная помеха'.B6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'Импульсная помеха'.D2:'Импульсная помеха'.D6" chart:label-cell-address="'Импульсная помеха'.A1:'Импульсная помеха'.A1 'Импульсная помеха'.A2:'Импульсная помеха'.A2" chart:class="chart:line">
            <chart:data-point chart:repeated="5"/>
          </chart:series>
          <chart:series chart:style-name="ch11" chart:values-cell-range-address="'Импульсная помеха'.D7:'Импульсная помеха'.D11" chart:label-cell-address="'Импульсная помеха'.A1:'Импульсная помеха'.A1 'Импульсная помеха'.A7:'Импульсная помеха'.A7" chart:class="chart:line">
            <chart:data-point chart:repeated="5"/>
          </chart:series>
          <chart:series chart:style-name="ch12" chart:values-cell-range-address="'Импульсная помеха'.D12:'Импульсная помеха'.D16" chart:label-cell-address="'Импульсная помеха'.A1:'Импульсная помеха'.A1 'Импульсная помеха'.A12:'Импульсная помеха'.A12" chart:class="chart:line">
            <chart:data-point chart:repeated="5"/>
          </chart:series>
          <chart:series chart:style-name="ch13" chart:values-cell-range-address="'Импульсная помеха'.D17:'Импульсная помеха'.D21" chart:label-cell-address="'Импульсная помеха'.A1:'Импульсная помеха'.A1 'Импульсная помеха'.A17:'Импульсная помеха'.A17" chart:class="chart:line">
            <chart:data-point chart:repeated="5"/>
          </chart:series>
          <chart:series chart:style-name="ch14" chart:values-cell-range-address="'Импульсная помеха'.D22:'Импульсная помеха'.D26" chart:label-cell-address="'Импульсная помеха'.A1:'Импульсная помеха'.A1 'Импульсная помеха'.A22:'Импульсная помеха'.A22" chart:class="chart:line">
            <chart:data-point chart:repeated="5"/>
          </chart:series>
          <chart:series chart:style-name="ch15" chart:values-cell-range-address="'Импульсная помеха'.D27:'Импульсная помеха'.D31" chart:label-cell-address="'Импульсная помеха'.A1:'Импульсная помеха'.A1 'Импульсная помеха'.A27:'Импульсная помеха'.A2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0,25</text:p>
                <text:list>
                  <text:list-item>
                    <text:p>частота, гц</text:p>
                  </text:list-item>
                  <text:list-item>
                    <text:p>0,25</text:p>
                  </text:list-item>
                </text:list>
                <draw:g>
                  <svg:desc>'Импульсная помеха'.A1:'Импульсная помеха'.A1 'Импульсная помеха'.A2:'Импульсная помеха'.A2</svg:desc>
                </draw:g>
              </table:table-cell>
              <table:table-cell office:value-type="string">
                <text:p>частота, гц 0,5</text:p>
                <text:list>
                  <text:list-item>
                    <text:p>частота, гц</text:p>
                  </text:list-item>
                  <text:list-item>
                    <text:p>0,5</text:p>
                  </text:list-item>
                </text:list>
                <draw:g>
                  <svg:desc>'Импульсная помеха'.A1:'Импульсная помеха'.A1 'Импульсная помеха'.A7:'Импульсная помеха'.A7</svg:desc>
                </draw:g>
              </table:table-cell>
              <table:table-cell office:value-type="string">
                <text:p>частота, гц 1</text:p>
                <text:list>
                  <text:list-item>
                    <text:p>частота, гц</text:p>
                  </text:list-item>
                  <text:list-item>
                    <text:p>1</text:p>
                  </text:list-item>
                </text:list>
                <draw:g>
                  <svg:desc>'Импульсная помеха'.A1:'Импульсная помеха'.A1 'Импульсная помеха'.A12:'Импульсная помеха'.A12</svg:desc>
                </draw:g>
              </table:table-cell>
              <table:table-cell office:value-type="string">
                <text:p>частота, гц 5</text:p>
                <text:list>
                  <text:list-item>
                    <text:p>частота, гц</text:p>
                  </text:list-item>
                  <text:list-item>
                    <text:p>5</text:p>
                  </text:list-item>
                </text:list>
                <draw:g>
                  <svg:desc>'Импульсная помеха'.A1:'Импульсная помеха'.A1 'Импульсная помеха'.A17:'Импульсная помеха'.A17</svg:desc>
                </draw:g>
              </table:table-cell>
              <table:table-cell office:value-type="string">
                <text:p>частота, гц 10</text:p>
                <text:list>
                  <text:list-item>
                    <text:p>частота, гц</text:p>
                  </text:list-item>
                  <text:list-item>
                    <text:p>10</text:p>
                  </text:list-item>
                </text:list>
                <draw:g>
                  <svg:desc>'Импульсная помеха'.A1:'Импульсная помеха'.A1 'Импульсная помеха'.A22:'Импульсная помеха'.A22</svg:desc>
                </draw:g>
              </table:table-cell>
              <table:table-cell office:value-type="string">
                <text:p>частота, гц 20</text:p>
                <text:list>
                  <text:list-item>
                    <text:p>частота, гц</text:p>
                  </text:list-item>
                  <text:list-item>
                    <text:p>20</text:p>
                  </text:list-item>
                </text:list>
                <draw:g>
                  <svg:desc>'Импульсная помеха'.A1:'Импульсная помеха'.A1 'Импульсная помеха'.A27:'Импульсная помеха'.A2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Импульсная помеха'.B2:'Импульсная помеха'.B6</svg:desc>
                </draw:g>
              </table:table-cell>
              <table:table-cell office:value-type="float" office:value="0.0002">
                <text:p>0.0002</text:p>
                <draw:g>
                  <svg:desc>'Импульсная помеха'.D2:'Импульсная помеха'.D6</svg:desc>
                </draw:g>
              </table:table-cell>
              <table:table-cell office:value-type="float" office:value="0.00043">
                <text:p>0.00043</text:p>
                <draw:g>
                  <svg:desc>'Импульсная помеха'.D7:'Импульсная помеха'.D11</svg:desc>
                </draw:g>
              </table:table-cell>
              <table:table-cell office:value-type="float" office:value="0.00187">
                <text:p>0.00187</text:p>
                <draw:g>
                  <svg:desc>'Импульсная помеха'.D12:'Импульсная помеха'.D16</svg:desc>
                </draw:g>
              </table:table-cell>
              <table:table-cell office:value-type="float" office:value="0.00589">
                <text:p>0.00589</text:p>
                <draw:g>
                  <svg:desc>'Импульсная помеха'.D17:'Импульсная помеха'.D21</svg:desc>
                </draw:g>
              </table:table-cell>
              <table:table-cell office:value-type="float" office:value="0.00858">
                <text:p>0.00858</text:p>
                <draw:g>
                  <svg:desc>'Импульсная помеха'.D22:'Импульсная помеха'.D26</svg:desc>
                </draw:g>
              </table:table-cell>
              <table:table-cell office:value-type="float" office:value="0.01745">
                <text:p>0.01745</text:p>
                <draw:g>
                  <svg:desc>'Импульсная помеха'.D27:'Импульсная помеха'.D3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38">
                <text:p>0.00038</text:p>
              </table:table-cell>
              <table:table-cell office:value-type="float" office:value="0.00059">
                <text:p>0.00059</text:p>
              </table:table-cell>
              <table:table-cell office:value-type="float" office:value="0.00293">
                <text:p>0.00293</text:p>
              </table:table-cell>
              <table:table-cell office:value-type="float" office:value="0.00707">
                <text:p>0.00707</text:p>
              </table:table-cell>
              <table:table-cell office:value-type="float" office:value="0.01413">
                <text:p>0.01413</text:p>
              </table:table-cell>
              <table:table-cell office:value-type="float" office:value="0.02793">
                <text:p>0.027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43">
                <text:p>0.00043</text:p>
              </table:table-cell>
              <table:table-cell office:value-type="float" office:value="0.00077">
                <text:p>0.00077</text:p>
              </table:table-cell>
              <table:table-cell office:value-type="float" office:value="0.00361">
                <text:p>0.00361</text:p>
              </table:table-cell>
              <table:table-cell office:value-type="float" office:value="0.00811">
                <text:p>0.00811</text:p>
              </table:table-cell>
              <table:table-cell office:value-type="float" office:value="0.01725">
                <text:p>0.01725</text:p>
              </table:table-cell>
              <table:table-cell office:value-type="float" office:value="0.03675">
                <text:p>0.036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5">
                <text:p>0.0005</text:p>
              </table:table-cell>
              <table:table-cell office:value-type="float" office:value="0.00087">
                <text:p>0.00087</text:p>
              </table:table-cell>
              <table:table-cell office:value-type="float" office:value="0.00391">
                <text:p>0.00391</text:p>
              </table:table-cell>
              <table:table-cell office:value-type="float" office:value="0.00977">
                <text:p>0.00977</text:p>
              </table:table-cell>
              <table:table-cell office:value-type="float" office:value="0.01921">
                <text:p>0.01921</text:p>
              </table:table-cell>
              <table:table-cell office:value-type="float" office:value="0.03914">
                <text:p>0.0391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53">
                <text:p>0.00053</text:p>
              </table:table-cell>
              <table:table-cell office:value-type="float" office:value="0.00101">
                <text:p>0.00101</text:p>
              </table:table-cell>
              <table:table-cell office:value-type="float" office:value="0.00639">
                <text:p>0.00639</text:p>
              </table:table-cell>
              <table:table-cell office:value-type="float" office:value="0.01137">
                <text:p>0.01137</text:p>
              </table:table-cell>
              <table:table-cell office:value-type="float" office:value="0.02195">
                <text:p>0.02195</text:p>
              </table:table-cell>
              <table:table-cell office:value-type="float" office:value="0.04699">
                <text:p>0.04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true" chart:minimum="0.00001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line" chart:style-name="ch1">
        <chart:title svg:x="6.13cm" svg:y="0.316cm" chart:style-name="ch2">
          <text:p>Адаптивный шум</text:p>
        </chart:title>
        <chart:legend chart:legend-position="end" svg:x="13.278cm" svg:y="4.203cm" style:legend-expansion="high" chart:style-name="ch3"/>
        <chart:plot-area chart:style-name="ch4" table:cell-range-address="'Адаптивный шум'.B2:'Адаптивный шум'.B16 'Адаптивный шум'.D1:'Адаптивный шум'.D1 'Адаптивный шум'.E2:'Адаптивный шум'.E16" chart:data-source-has-labels="both" svg:x="1.33cm" svg:y="1.275cm" svg:width="11.629cm" svg:height="6.568cm">
          <chart:coordinate-region svg:x="2.798cm" svg:y="1.474cm" svg:width="9.921cm" svg:height="5.722cm"/>
          <chart:axis chart:dimension="x" chart:name="primary-x" chart:style-name="ch5" chartooo:axis-type="text">
            <chart:title svg:x="6.491cm" svg:y="8.023cm" chart:style-name="ch6">
              <text:p>Pшу, дБ</text:p>
            </chart:title>
            <chart:categories table:cell-range-address="'Адаптивный шум'.B2:'Адаптивный шум'.B16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'Адаптивный шум'.E2:'Адаптивный шум'.E16" chart:label-cell-address="'Адаптивный шум'.D1:'Адаптивный шум'.D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с/ш, дБ</text:p>
                <draw:g>
                  <svg:desc>'Адаптивный шум'.D1:'Адаптивный шум'.D1</svg:desc>
                </draw:g>
              </table:table-cell>
            </table:table-row>
          </table:table-header-rows>
          <table:table-rows>
            <table:table-row>
              <table:table-cell office:value-type="float" office:value="-50">
                <text:p>-50</text:p>
                <draw:g>
                  <svg:desc>'Адаптивный шум'.B2:'Адаптивный шум'.B16</svg:desc>
                </draw:g>
              </table:table-cell>
              <table:table-cell office:value-type="float" office:value="0.000001">
                <text:p>0.000001</text:p>
                <draw:g>
                  <svg:desc>'Адаптивный шум'.E2:'Адаптивный шум'.E16</svg:desc>
                </draw:g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0.03479">
                <text:p>0.03479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06208">
                <text:p>0.06208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0.09419">
                <text:p>0.09419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0.15373">
                <text:p>0.15373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0.33017">
                <text:p>0.33017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0.49118">
                <text:p>0.49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